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Verdana" style:font-name-asian="Verdana" style:font-name-complex="Verdana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="thin solid #000000"/>
      <style:text-properties fo:color="#000000" style:font-name="Verdana" style:font-name-asian="Verdana" style:font-name-complex="Verdana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ackground-color="#FFE699"/>
    </style:style>
    <style:style style:name="ce9" style:family="table-cell" style:parent-style-name="Default" style:data-style-name="N0">
      <style:table-cell-properties fo:border="thin solid #000000" fo:background-color="#FFE699"/>
    </style:style>
    <style:style style:name="ce10" style:family="table-cell" style:parent-style-name="Default" style:data-style-name="N0">
      <style:table-cell-properties fo:border="thin solid #000000" fo:background-color="#A9D08E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fo:border="thin solid #000000" fo:background-color="#BDD7EE"/>
    </style:style>
    <style:style style:name="ce13" style:family="table-cell" style:parent-style-name="Default" style:data-style-name="N0">
      <style:table-cell-properties fo:border="thin solid #000000" fo:background-color="#9BC2E6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9479166666667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4.841875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666875cm" style:use-optimal-column-width="true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2" table:default-cell-style-name="ce1"/>
        <table:table-row table:style-name="ro1">
          <table:table-cell table:number-columns-repeated="5"/>
          <table:table-cell office:value-type="string" table:style-name="ce5">
            <text:p>id</text:p>
          </table:table-cell>
          <table:table-cell office:value-type="string" table:style-name="ce5">
            <text:p>liczba produktow w koszyku</text:p>
          </table:table-cell>
          <table:table-cell office:value-type="string" table:style-name="ce5">
            <text:p>wartosc koszyka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3" table:style-name="ce4">
            <text:p>23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4" table:style-name="ce4">
            <text:p>3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40" table:style-name="ce4">
            <text:p>4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40" table:style-name="ce4">
            <text:p>4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26" table:style-name="ce4">
            <text:p>26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24" table:style-name="ce4">
            <text:p>24</text:p>
          </table:table-cell>
          <table:table-cell table:number-columns-repeated="4"/>
          <table:table-cell table:style-name="ce1">
            <draw:frame draw:z-index="1" draw:id="id0" draw:style-name="a0" draw:name="Wykres 1" svg:x="0.14583in" svg:y="0.06771in" svg:width="6.15625in" svg:height="3.36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number-columns-repeated="4" table:style-name="ce1"/>
          <table:table-cell office:value-type="float" office:value="16" table:style-name="ce4">
            <text:p>16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office:value-type="float" office:value="25" table:style-name="ce4">
            <text:p>25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7"/>
          <table:table-cell table:number-columns-repeated="2" table:style-name="ce1"/>
          <table:table-cell office:value-type="string" table:style-name="ce1">
            <text:p>k=3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5">
            <text:p>liczba produktow w koszyku</text:p>
          </table:table-cell>
          <table:table-cell office:value-type="string" table:style-name="ce5">
            <text:p>wartosc koszyka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1</text:p>
          </table:table-cell>
          <table:table-cell office:value-type="float" office:value="3.1666666666666665" table:formula="of:=AVERAGE([.G3:.G6];[.G13];[.G17])" table:style-name="ce4">
            <text:p>3.166666667</text:p>
          </table:table-cell>
          <table:table-cell office:value-type="float" office:value="6.5" table:formula="of:=AVERAGE([.H3:.H6];[.H13];[.H17])" table:style-name="ce4">
            <text:p>6.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2</text:p>
          </table:table-cell>
          <table:table-cell office:value-type="float" office:value="2.7142857142857144" table:formula="of:=AVERAGE([.G2];[.G7:.G8];[.G10:.G12];[.G14])" table:style-name="ce4">
            <text:p>2.714285714</text:p>
          </table:table-cell>
          <table:table-cell office:value-type="float" office:value="31.857142857142858" table:formula="of:=AVERAGE([.H2];[.H7:.H8];[.H10:.H12];[.H14])" table:style-name="ce4">
            <text:p>31.85714286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3</text:p>
          </table:table-cell>
          <table:table-cell office:value-type="float" office:value="10.5" table:formula="of:=AVERAGE([.G9];[.G15];[.G16];[.G18])" table:style-name="ce4">
            <text:p>10.5</text:p>
          </table:table-cell>
          <table:table-cell office:value-type="float" office:value="23.5" table:formula="of:=AVERAGE([.H9];[.H15];[.H16];[.H18])" table:style-name="ce4">
            <text:p>23.5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centroid1</text:p>
          </table:table-cell>
          <table:table-cell office:value-type="string" table:style-name="ce1">
            <text:p>centroid2</text:p>
          </table:table-cell>
          <table:table-cell office:value-type="string" table:style-name="ce1">
            <text:p>centroid3</text:p>
          </table:table-cell>
          <table:table-cell office:value-type="string" table:style-name="ce1">
            <text:p>klasyfikacja</text:p>
          </table:table-cell>
          <table:table-cell office:value-type="string" table:style-name="ce1">
            <text:p>klasyfikacja n=2</text:p>
          </table:table-cell>
          <table:table-cell office:value-type="string" table:style-name="ce1">
            <text:p>klasyfikacja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4">
            <text:p>1</text:p>
          </table:table-cell>
          <table:table-cell office:value-type="float" office:value="18.333333333333332" table:formula="of:=ABS([.G2]-[.$G$24])+ABS([.H2]-[.$H$24])" table:style-name="ce8">
            <text:p>18.33333333</text:p>
          </table:table-cell>
          <table:table-cell office:value-type="float" office:value="11.142857142857142" table:formula="of:=ABS([.G2]-[.$G$25])+ABS([.H2]-[.$H$25])" table:style-name="ce8">
            <text:p>11.14285714</text:p>
          </table:table-cell>
          <table:table-cell office:value-type="float" office:value="6" table:formula="of:=ABS([.G2]-[.$G$26])+ABS([.H2]-[.$H$26])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2" table:style-name="ce4">
            <text:p>2</text:p>
          </table:table-cell>
          <table:table-cell office:value-type="float" office:value="5.6666666666666661" table:formula="of:=ABS([.G3]-[.$G$24])+ABS([.H3]-[.$H$24])" table:style-name="ce11">
            <text:p>5.666666667</text:p>
          </table:table-cell>
          <table:table-cell office:value-type="float" office:value="20.142857142857142" table:formula="of:=ABS([.G3]-[.$G$25])+ABS([.H3]-[.$H$25])" table:style-name="ce11">
            <text:p>20.14285714</text:p>
          </table:table-cell>
          <table:table-cell office:value-type="float" office:value="19" table:formula="of:=ABS([.G3]-[.$G$26])+ABS([.H3]-[.$H$26])" table:style-name="ce11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3" table:style-name="ce10">
            <text:p>3</text:p>
          </table:table-cell>
          <table:table-cell office:value-type="float" office:value="3.6666666666666665" table:formula="of:=ABS([.G4]-[.$G$24])+ABS([.H4]-[.$H$24])" table:style-name="ce11">
            <text:p>3.666666667</text:p>
          </table:table-cell>
          <table:table-cell office:value-type="float" office:value="28.571428571428573" table:formula="of:=ABS([.G4]-[.$G$25])+ABS([.H4]-[.$H$25])" table:style-name="ce11">
            <text:p>28.57142857</text:p>
          </table:table-cell>
          <table:table-cell office:value-type="float" office:value="28" table:formula="of:=ABS([.G4]-[.$G$26])+ABS([.H4]-[.$H$26])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4" table:style-name="ce10">
            <text:p>4</text:p>
          </table:table-cell>
          <table:table-cell office:value-type="float" office:value="2.6666666666666665" table:formula="of:=ABS([.G5]-[.$G$24])+ABS([.H5]-[.$H$24])" table:style-name="ce11">
            <text:p>2.666666667</text:p>
          </table:table-cell>
          <table:table-cell office:value-type="float" office:value="28.142857142857142" table:formula="of:=ABS([.G5]-[.$G$25])+ABS([.H5]-[.$H$25])" table:style-name="ce11">
            <text:p>28.14285714</text:p>
          </table:table-cell>
          <table:table-cell office:value-type="float" office:value="27" table:formula="of:=ABS([.G5]-[.$G$26])+ABS([.H5]-[.$H$26])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5" table:style-name="ce10">
            <text:p>5</text:p>
          </table:table-cell>
          <table:table-cell office:value-type="float" office:value="5.3333333333333339" table:formula="of:=ABS([.G6]-[.$G$24])+ABS([.H6]-[.$H$24])" table:style-name="ce11">
            <text:p>5.333333333</text:p>
          </table:table-cell>
          <table:table-cell office:value-type="float" office:value="31.142857142857142" table:formula="of:=ABS([.G6]-[.$G$25])+ABS([.H6]-[.$H$25])" table:style-name="ce11">
            <text:p>31.14285714</text:p>
          </table:table-cell>
          <table:table-cell office:value-type="float" office:value="28" table:formula="of:=ABS([.G6]-[.$G$26])+ABS([.H6]-[.$H$26])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6" table:style-name="ce9">
            <text:p>6</text:p>
          </table:table-cell>
          <table:table-cell office:value-type="float" office:value="28.666666666666668" table:formula="of:=ABS([.G7]-[.$G$24])+ABS([.H7]-[.$H$24])" table:style-name="ce8">
            <text:p>28.66666667</text:p>
          </table:table-cell>
          <table:table-cell office:value-type="float" office:value="2.8571428571428568" table:formula="of:=ABS([.G7]-[.$G$25])+ABS([.H7]-[.$H$25])" table:style-name="ce8">
            <text:p>2.857142857</text:p>
          </table:table-cell>
          <table:table-cell office:value-type="float" office:value="19" table:formula="of:=ABS([.G7]-[.$G$26])+ABS([.H7]-[.$H$26])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7" table:style-name="ce9">
            <text:p>7</text:p>
          </table:table-cell>
          <table:table-cell office:value-type="float" office:value="13.666666666666666" table:formula="of:=ABS([.G8]-[.$G$24])+ABS([.H8]-[.$H$24])" table:style-name="ce8">
            <text:p>13.66666667</text:p>
          </table:table-cell>
          <table:table-cell office:value-type="float" office:value="12.142857142857142" table:formula="of:=ABS([.G8]-[.$G$25])+ABS([.H8]-[.$H$25])" table:style-name="ce8">
            <text:p>12.14285714</text:p>
          </table:table-cell>
          <table:table-cell office:value-type="float" office:value="11" table:formula="of:=ABS([.G8]-[.$G$26])+ABS([.H8]-[.$H$26])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8" table:style-name="ce13">
            <text:p>8</text:p>
          </table:table-cell>
          <table:table-cell office:value-type="float" office:value="27.333333333333336" table:formula="of:=ABS([.G9]-[.$G$24])+ABS([.H9]-[.$H$24])" table:style-name="ce14">
            <text:p>27.33333333</text:p>
          </table:table-cell>
          <table:table-cell office:value-type="float" office:value="16.142857142857142" table:formula="of:=ABS([.G9]-[.$G$25])+ABS([.H9]-[.$H$25])" table:style-name="ce14">
            <text:p>16.14285714</text:p>
          </table:table-cell>
          <table:table-cell office:value-type="float" office:value="3" table:formula="of:=ABS([.G9]-[.$G$26])+ABS([.H9]-[.$H$26])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9" table:style-name="ce12">
            <text:p>9</text:p>
          </table:table-cell>
          <table:table-cell office:value-type="float" office:value="34.666666666666664" table:formula="of:=ABS([.G10]-[.$G$24])+ABS([.H10]-[.$H$24])" table:style-name="ce8">
            <text:p>34.66666667</text:p>
          </table:table-cell>
          <table:table-cell office:value-type="float" office:value="8.8571428571428577" table:formula="of:=ABS([.G10]-[.$G$25])+ABS([.H10]-[.$H$25])" table:style-name="ce8">
            <text:p>8.857142857</text:p>
          </table:table-cell>
          <table:table-cell office:value-type="float" office:value="25" table:formula="of:=ABS([.G10]-[.$G$26])+ABS([.H10]-[.$H$26])" table:style-name="ce8">
            <text:p>25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0" table:style-name="ce9">
            <text:p>10</text:p>
          </table:table-cell>
          <table:table-cell office:value-type="float" office:value="35.666666666666664" table:formula="of:=ABS([.G11]-[.$G$24])+ABS([.H11]-[.$H$24])" table:style-name="ce8">
            <text:p>35.66666667</text:p>
          </table:table-cell>
          <table:table-cell office:value-type="float" office:value="9.8571428571428577" table:formula="of:=ABS([.G11]-[.$G$25])+ABS([.H11]-[.$H$25])" table:style-name="ce8">
            <text:p>9.857142857</text:p>
          </table:table-cell>
          <table:table-cell office:value-type="float" office:value="26" table:formula="of:=ABS([.G11]-[.$G$26])+ABS([.H11]-[.$H$26])" table:style-name="ce8">
            <text:p>2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1" table:style-name="ce9">
            <text:p>11</text:p>
          </table:table-cell>
          <table:table-cell office:value-type="float" office:value="33.666666666666664" table:formula="of:=ABS([.G12]-[.$G$24])+ABS([.H12]-[.$H$24])" table:style-name="ce8">
            <text:p>33.66666667</text:p>
          </table:table-cell>
          <table:table-cell office:value-type="float" office:value="8.428571428571427" table:formula="of:=ABS([.G12]-[.$G$25])+ABS([.H12]-[.$H$25])" table:style-name="ce8">
            <text:p>8.428571429</text:p>
          </table:table-cell>
          <table:table-cell office:value-type="float" office:value="24" table:formula="of:=ABS([.G12]-[.$G$26])+ABS([.H12]-[.$H$26])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2" table:style-name="ce10">
            <text:p>12</text:p>
          </table:table-cell>
          <table:table-cell office:value-type="float" office:value="3.6666666666666665" table:formula="of:=ABS([.G13]-[.$G$24])+ABS([.H13]-[.$H$24])" table:style-name="ce11">
            <text:p>3.666666667</text:p>
          </table:table-cell>
          <table:table-cell office:value-type="float" office:value="28.571428571428573" table:formula="of:=ABS([.G13]-[.$G$25])+ABS([.H13]-[.$H$25])" table:style-name="ce11">
            <text:p>28.57142857</text:p>
          </table:table-cell>
          <table:table-cell office:value-type="float" office:value="28" table:formula="of:=ABS([.G13]-[.$G$26])+ABS([.H13]-[.$H$26])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3" table:style-name="ce9">
            <text:p>13</text:p>
          </table:table-cell>
          <table:table-cell office:value-type="float" office:value="19.666666666666668" table:formula="of:=ABS([.G14]-[.$G$24])+ABS([.H14]-[.$H$24])" table:style-name="ce8">
            <text:p>19.66666667</text:p>
          </table:table-cell>
          <table:table-cell office:value-type="float" office:value="6.1428571428571432" table:formula="of:=ABS([.G14]-[.$G$25])+ABS([.H14]-[.$H$25])" table:style-name="ce8">
            <text:p>6.142857143</text:p>
          </table:table-cell>
          <table:table-cell office:value-type="float" office:value="10" table:formula="of:=ABS([.G14]-[.$G$26])+ABS([.H14]-[.$H$26])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4" table:style-name="ce12">
            <text:p>14</text:p>
          </table:table-cell>
          <table:table-cell office:value-type="float" office:value="20.333333333333336" table:formula="of:=ABS([.G15]-[.$G$24])+ABS([.H15]-[.$H$24])" table:style-name="ce14">
            <text:p>20.33333333</text:p>
          </table:table-cell>
          <table:table-cell office:value-type="float" office:value="19.142857142857142" table:formula="of:=ABS([.G15]-[.$G$25])+ABS([.H15]-[.$H$25])" table:style-name="ce14">
            <text:p>19.14285714</text:p>
          </table:table-cell>
          <table:table-cell office:value-type="float" office:value="4" table:formula="of:=ABS([.G15]-[.$G$26])+ABS([.H15]-[.$H$26])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5" table:style-name="ce12">
            <text:p>15</text:p>
          </table:table-cell>
          <table:table-cell office:value-type="float" office:value="25.333333333333336" table:formula="of:=ABS([.G16]-[.$G$24])+ABS([.H16]-[.$H$24])" table:style-name="ce14">
            <text:p>25.33333333</text:p>
          </table:table-cell>
          <table:table-cell office:value-type="float" office:value="16.142857142857142" table:formula="of:=ABS([.G16]-[.$G$25])+ABS([.H16]-[.$H$25])" table:style-name="ce14">
            <text:p>16.14285714</text:p>
          </table:table-cell>
          <table:table-cell office:value-type="float" office:value="1" table:formula="of:=ABS([.G16]-[.$G$26])+ABS([.H16]-[.$H$26])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6" table:style-name="ce10">
            <text:p>16</text:p>
          </table:table-cell>
          <table:table-cell office:value-type="float" office:value="8.3333333333333339" table:formula="of:=ABS([.G17]-[.$G$24])+ABS([.H17]-[.$H$24])" table:style-name="ce11">
            <text:p>8.333333333</text:p>
          </table:table-cell>
          <table:table-cell office:value-type="float" office:value="23.142857142857142" table:formula="of:=ABS([.G17]-[.$G$25])+ABS([.H17]-[.$H$25])" table:style-name="ce11">
            <text:p>23.14285714</text:p>
          </table:table-cell>
          <table:table-cell office:value-type="float" office:value="16" table:formula="of:=ABS([.G17]-[.$G$26])+ABS([.H17]-[.$H$26])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7" table:style-name="ce12">
            <text:p>17</text:p>
          </table:table-cell>
          <table:table-cell office:value-type="float" office:value="24.333333333333336" table:formula="of:=ABS([.G18]-[.$G$24])+ABS([.H18]-[.$H$24])" table:style-name="ce14">
            <text:p>24.33333333</text:p>
          </table:table-cell>
          <table:table-cell office:value-type="float" office:value="13.142857142857142" table:formula="of:=ABS([.G18]-[.$G$25])+ABS([.H18]-[.$H$25])" table:style-name="ce14">
            <text:p>13.14285714</text:p>
          </table:table-cell>
          <table:table-cell office:value-type="float" office:value="3" table:formula="of:=ABS([.G18]-[.$G$26])+ABS([.H18]-[.$H$26])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7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5">
            <text:p>liczba produktow w koszyku</text:p>
          </table:table-cell>
          <table:table-cell office:value-type="string" table:style-name="ce5">
            <text:p>wartosc koszyka</text:p>
          </table:table-cell>
          <table:table-cell table:number-columns-repeated="16376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1</text:p>
          </table:table-cell>
          <table:table-cell office:value-type="float" office:value="3.8333333333333335" table:formula="of:=AVERAGE([.G34:.G36];[.G43])" table:style-name="ce4">
            <text:p>3.833333333</text:p>
          </table:table-cell>
          <table:table-cell office:value-type="float" office:value="0" table:formula="of:=AVERAGE([.F50:.I56])" table:style-name="ce4">
            <text:p>0</text:p>
          </table:table-cell>
          <table:table-cell table:number-columns-repeated="16376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2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oid 3</text:p>
          </table:table-cell>
          <table:table-cell office:value-type="float" office:value="11" table:style-name="ce4">
            <text:p>11</text:p>
          </table:table-cell>
          <table:table-cell office:value-type="float" office:value="24" table:style-name="ce4">
            <text:p>24</text:p>
          </table:table-cell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Arkusz4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4"/>
          <table:table-cell table:style-name="ce1">
            <draw:frame draw:z-index="1" draw:id="id1" draw:style-name="a1" draw:name="Obraz 1" svg:x="0.58333in" svg:y="0.16667in" svg:width="7.51769in" svg:height="2.8125in" style:rel-width="scale" style:rel-height="scale">
              <draw:image xlink:href="" xlink:type="simple" xlink:show="embed" xlink:actuate="onLoad"/>
              <svg:title/>
              <svg:desc>Exploratory Data Analysis On IRIS DATASET | by Sulav Ojha | Medium</svg:desc>
            </draw:frame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string" table:style-name="ce3">
            <text:p>Petal_width</text:p>
          </table:table-cell>
          <table:table-cell office:value-type="string" table:style-name="ce3">
            <text:p>Petal_length</text:p>
          </table:table-cell>
          <table:table-cell office:value-type="string" table:style-name="ce3">
            <text:p>Sepal_width</text:p>
          </table:table-cell>
          <table:table-cell office:value-type="string" table:style-name="ce3">
            <text:p>Sepal_length</text:p>
          </table:table-cell>
          <table:table-cell office:value-type="string" table:style-name="ce15">
            <text:p>Species_name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4" table:style-name="ce6">
            <text:p>1.4</text:p>
          </table:table-cell>
          <table:table-cell office:value-type="float" office:value="3.5" table:style-name="ce6">
            <text:p>3.5</text:p>
          </table:table-cell>
          <table:table-cell office:value-type="float" office:value="5.0999999999999996" table:style-name="ce6">
            <text:p>5.1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4" table:style-name="ce6">
            <text:p>1.4</text:p>
          </table:table-cell>
          <table:table-cell office:value-type="float" office:value="3" table:style-name="ce6">
            <text:p>3</text:p>
          </table:table-cell>
          <table:table-cell office:value-type="float" office:value="4.9000000000000004" table:style-name="ce6">
            <text:p>4.9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3" table:style-name="ce6">
            <text:p>1.3</text:p>
          </table:table-cell>
          <table:table-cell office:value-type="float" office:value="3.2" table:style-name="ce6">
            <text:p>3.2</text:p>
          </table:table-cell>
          <table:table-cell office:value-type="float" office:value="4.7" table:style-name="ce6">
            <text:p>4.7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" table:style-name="ce6">
            <text:p>0.1</text:p>
          </table:table-cell>
          <table:table-cell office:value-type="float" office:value="1.5" table:style-name="ce6">
            <text:p>1.5</text:p>
          </table:table-cell>
          <table:table-cell office:value-type="float" office:value="4.0999999999999996" table:style-name="ce6">
            <text:p>4.1</text:p>
          </table:table-cell>
          <table:table-cell office:value-type="float" office:value="5.2" table:style-name="ce6">
            <text:p>5.2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4" table:style-name="ce6">
            <text:p>1.4</text:p>
          </table:table-cell>
          <table:table-cell office:value-type="float" office:value="4.2" table:style-name="ce6">
            <text:p>4.2</text:p>
          </table:table-cell>
          <table:table-cell office:value-type="float" office:value="5.5" table:style-name="ce6">
            <text:p>5.5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5" table:style-name="ce6">
            <text:p>1.5</text:p>
          </table:table-cell>
          <table:table-cell office:value-type="float" office:value="3.1" table:style-name="ce6">
            <text:p>3.1</text:p>
          </table:table-cell>
          <table:table-cell office:value-type="float" office:value="4.9000000000000004" table:style-name="ce6">
            <text:p>4.9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2" table:style-name="ce6">
            <text:p>1.2</text:p>
          </table:table-cell>
          <table:table-cell office:value-type="float" office:value="3.2" table:style-name="ce6">
            <text:p>3.2</text:p>
          </table:table-cell>
          <table:table-cell office:value-type="float" office:value="5" table:style-name="ce6">
            <text:p>5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3" table:style-name="ce6">
            <text:p>1.3</text:p>
          </table:table-cell>
          <table:table-cell office:value-type="float" office:value="3.5" table:style-name="ce6">
            <text:p>3.5</text:p>
          </table:table-cell>
          <table:table-cell office:value-type="float" office:value="5.5" table:style-name="ce6">
            <text:p>5.5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" table:style-name="ce6">
            <text:p>0.1</text:p>
          </table:table-cell>
          <table:table-cell office:value-type="float" office:value="1.4" table:style-name="ce6">
            <text:p>1.4</text:p>
          </table:table-cell>
          <table:table-cell office:value-type="float" office:value="3.6" table:style-name="ce6">
            <text:p>3.6</text:p>
          </table:table-cell>
          <table:table-cell office:value-type="float" office:value="4.9000000000000004" table:style-name="ce6">
            <text:p>4.9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3" table:style-name="ce6">
            <text:p>1.3</text:p>
          </table:table-cell>
          <table:table-cell office:value-type="float" office:value="3" table:style-name="ce6">
            <text:p>3</text:p>
          </table:table-cell>
          <table:table-cell office:value-type="float" office:value="4.4000000000000004" table:style-name="ce6">
            <text:p>4.4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5" table:style-name="ce6">
            <text:p>1.5</text:p>
          </table:table-cell>
          <table:table-cell office:value-type="float" office:value="3.4" table:style-name="ce6">
            <text:p>3.4</text:p>
          </table:table-cell>
          <table:table-cell office:value-type="float" office:value="5.0999999999999996" table:style-name="ce6">
            <text:p>5.1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3" table:style-name="ce6">
            <text:p>0.3</text:p>
          </table:table-cell>
          <table:table-cell office:value-type="float" office:value="1.3" table:style-name="ce6">
            <text:p>1.3</text:p>
          </table:table-cell>
          <table:table-cell office:value-type="float" office:value="3.5" table:style-name="ce6">
            <text:p>3.5</text:p>
          </table:table-cell>
          <table:table-cell office:value-type="float" office:value="5" table:style-name="ce6">
            <text:p>5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3" table:style-name="ce6">
            <text:p>0.3</text:p>
          </table:table-cell>
          <table:table-cell office:value-type="float" office:value="1.3" table:style-name="ce6">
            <text:p>1.3</text:p>
          </table:table-cell>
          <table:table-cell office:value-type="float" office:value="2.2999999999999998" table:style-name="ce6">
            <text:p>2.3</text:p>
          </table:table-cell>
          <table:table-cell office:value-type="float" office:value="4.5" table:style-name="ce6">
            <text:p>4.5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" table:style-name="ce6">
            <text:p>0.2</text:p>
          </table:table-cell>
          <table:table-cell office:value-type="float" office:value="1.3" table:style-name="ce6">
            <text:p>1.3</text:p>
          </table:table-cell>
          <table:table-cell office:value-type="float" office:value="3.2" table:style-name="ce6">
            <text:p>3.2</text:p>
          </table:table-cell>
          <table:table-cell office:value-type="float" office:value="4.4000000000000004" table:style-name="ce6">
            <text:p>4.4</text:p>
          </table:table-cell>
          <table:table-cell office:value-type="string" table:style-name="ce15">
            <text:p><text:s/>Setos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5" table:style-name="ce6">
            <text:p>1.5</text:p>
          </table:table-cell>
          <table:table-cell office:value-type="float" office:value="4.5" table:style-name="ce6">
            <text:p>4.5</text:p>
          </table:table-cell>
          <table:table-cell office:value-type="float" office:value="3" table:style-name="ce6">
            <text:p>3</text:p>
          </table:table-cell>
          <table:table-cell office:value-type="float" office:value="5.4" table:style-name="ce6">
            <text:p>5.4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6" table:style-name="ce6">
            <text:p>1.6</text:p>
          </table:table-cell>
          <table:table-cell office:value-type="float" office:value="4.5" table:style-name="ce6">
            <text:p>4.5</text:p>
          </table:table-cell>
          <table:table-cell office:value-type="float" office:value="3.4" table:style-name="ce6">
            <text:p>3.4</text:p>
          </table:table-cell>
          <table:table-cell office:value-type="float" office:value="6" table:style-name="ce6">
            <text:p>6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5" table:style-name="ce6">
            <text:p>1.5</text:p>
          </table:table-cell>
          <table:table-cell office:value-type="float" office:value="4.7" table:style-name="ce6">
            <text:p>4.7</text:p>
          </table:table-cell>
          <table:table-cell office:value-type="float" office:value="3.1" table:style-name="ce6">
            <text:p>3.1</text:p>
          </table:table-cell>
          <table:table-cell office:value-type="float" office:value="6.7" table:style-name="ce6">
            <text:p>6.7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4000000000000004" table:style-name="ce6">
            <text:p>4.4</text:p>
          </table:table-cell>
          <table:table-cell office:value-type="float" office:value="2.2999999999999998" table:style-name="ce6">
            <text:p>2.3</text:p>
          </table:table-cell>
          <table:table-cell office:value-type="float" office:value="6.3" table:style-name="ce6">
            <text:p>6.3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0999999999999996" table:style-name="ce6">
            <text:p>4.1</text:p>
          </table:table-cell>
          <table:table-cell office:value-type="float" office:value="3" table:style-name="ce6">
            <text:p>3</text:p>
          </table:table-cell>
          <table:table-cell office:value-type="float" office:value="5.6" table:style-name="ce6">
            <text:p>5.6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" table:style-name="ce6">
            <text:p>4</text:p>
          </table:table-cell>
          <table:table-cell office:value-type="float" office:value="2.5" table:style-name="ce6">
            <text:p>2.5</text:p>
          </table:table-cell>
          <table:table-cell office:value-type="float" office:value="5.5" table:style-name="ce6">
            <text:p>5.5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2" table:style-name="ce6">
            <text:p>1.2</text:p>
          </table:table-cell>
          <table:table-cell office:value-type="float" office:value="4.4000000000000004" table:style-name="ce6">
            <text:p>4.4</text:p>
          </table:table-cell>
          <table:table-cell office:value-type="float" office:value="2.6" table:style-name="ce6">
            <text:p>2.6</text:p>
          </table:table-cell>
          <table:table-cell office:value-type="float" office:value="5.5" table:style-name="ce6">
            <text:p>5.5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4" table:style-name="ce6">
            <text:p>1.4</text:p>
          </table:table-cell>
          <table:table-cell office:value-type="float" office:value="4.5999999999999996" table:style-name="ce6">
            <text:p>4.6</text:p>
          </table:table-cell>
          <table:table-cell office:value-type="float" office:value="3" table:style-name="ce6">
            <text:p>3</text:p>
          </table:table-cell>
          <table:table-cell office:value-type="float" office:value="6.1" table:style-name="ce6">
            <text:p>6.1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2" table:style-name="ce6">
            <text:p>1.2</text:p>
          </table:table-cell>
          <table:table-cell office:value-type="float" office:value="4" table:style-name="ce6">
            <text:p>4</text:p>
          </table:table-cell>
          <table:table-cell office:value-type="float" office:value="2.6" table:style-name="ce6">
            <text:p>2.6</text:p>
          </table:table-cell>
          <table:table-cell office:value-type="float" office:value="5.8" table:style-name="ce6">
            <text:p>5.8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" table:style-name="ce6">
            <text:p>1</text:p>
          </table:table-cell>
          <table:table-cell office:value-type="float" office:value="3.3" table:style-name="ce6">
            <text:p>3.3</text:p>
          </table:table-cell>
          <table:table-cell office:value-type="float" office:value="2.2999999999999998" table:style-name="ce6">
            <text:p>2.3</text:p>
          </table:table-cell>
          <table:table-cell office:value-type="float" office:value="5" table:style-name="ce6">
            <text:p>5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2" table:style-name="ce6">
            <text:p>4.2</text:p>
          </table:table-cell>
          <table:table-cell office:value-type="float" office:value="2.7" table:style-name="ce6">
            <text:p>2.7</text:p>
          </table:table-cell>
          <table:table-cell office:value-type="float" office:value="5.6" table:style-name="ce6">
            <text:p>5.6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2" table:style-name="ce6">
            <text:p>1.2</text:p>
          </table:table-cell>
          <table:table-cell office:value-type="float" office:value="4.2" table:style-name="ce6">
            <text:p>4.2</text:p>
          </table:table-cell>
          <table:table-cell office:value-type="float" office:value="3" table:style-name="ce6">
            <text:p>3</text:p>
          </table:table-cell>
          <table:table-cell office:value-type="float" office:value="5.7" table:style-name="ce6">
            <text:p>5.7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2" table:style-name="ce6">
            <text:p>4.2</text:p>
          </table:table-cell>
          <table:table-cell office:value-type="float" office:value="2.9" table:style-name="ce6">
            <text:p>2.9</text:p>
          </table:table-cell>
          <table:table-cell office:value-type="float" office:value="5.7" table:style-name="ce6">
            <text:p>5.7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3" table:style-name="ce6">
            <text:p>4.3</text:p>
          </table:table-cell>
          <table:table-cell office:value-type="float" office:value="2.9" table:style-name="ce6">
            <text:p>2.9</text:p>
          </table:table-cell>
          <table:table-cell office:value-type="float" office:value="6.2" table:style-name="ce6">
            <text:p>6.2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1000000000000001" table:style-name="ce6">
            <text:p>1.1</text:p>
          </table:table-cell>
          <table:table-cell office:value-type="float" office:value="3" table:style-name="ce6">
            <text:p>3</text:p>
          </table:table-cell>
          <table:table-cell office:value-type="float" office:value="2.5" table:style-name="ce6">
            <text:p>2.5</text:p>
          </table:table-cell>
          <table:table-cell office:value-type="float" office:value="5.0999999999999996" table:style-name="ce6">
            <text:p>5.1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.3" table:style-name="ce6">
            <text:p>1.3</text:p>
          </table:table-cell>
          <table:table-cell office:value-type="float" office:value="4.0999999999999996" table:style-name="ce6">
            <text:p>4.1</text:p>
          </table:table-cell>
          <table:table-cell office:value-type="float" office:value="2.8" table:style-name="ce6">
            <text:p>2.8</text:p>
          </table:table-cell>
          <table:table-cell office:value-type="float" office:value="5.7" table:style-name="ce6">
            <text:p>5.7</text:p>
          </table:table-cell>
          <table:table-cell office:value-type="string" table:style-name="ce15">
            <text:p><text:s/>Versicolor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2.5" table:style-name="ce6">
            <text:p>2.5</text:p>
          </table:table-cell>
          <table:table-cell office:value-type="float" office:value="6" table:style-name="ce6">
            <text:p>6</text:p>
          </table:table-cell>
          <table:table-cell office:value-type="float" office:value="3.3" table:style-name="ce6">
            <text:p>3.3</text:p>
          </table:table-cell>
          <table:table-cell office:value-type="float" office:value="6.3" table:style-name="ce6">
            <text:p>6.3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9" table:style-name="ce6">
            <text:p>1.9</text:p>
          </table:table-cell>
          <table:table-cell office:value-type="float" office:value="5.0999999999999996" table:style-name="ce6">
            <text:p>5.1</text:p>
          </table:table-cell>
          <table:table-cell office:value-type="float" office:value="2.7" table:style-name="ce6">
            <text:p>2.7</text:p>
          </table:table-cell>
          <table:table-cell office:value-type="float" office:value="5.8" table:style-name="ce6">
            <text:p>5.8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2.1" table:style-name="ce6">
            <text:p>2.1</text:p>
          </table:table-cell>
          <table:table-cell office:value-type="float" office:value="5.9" table:style-name="ce6">
            <text:p>5.9</text:p>
          </table:table-cell>
          <table:table-cell office:value-type="float" office:value="3" table:style-name="ce6">
            <text:p>3</text:p>
          </table:table-cell>
          <table:table-cell office:value-type="float" office:value="7.1" table:style-name="ce6">
            <text:p>7.1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8" table:style-name="ce6">
            <text:p>1.8</text:p>
          </table:table-cell>
          <table:table-cell office:value-type="float" office:value="5.6" table:style-name="ce6">
            <text:p>5.6</text:p>
          </table:table-cell>
          <table:table-cell office:value-type="float" office:value="2.9" table:style-name="ce6">
            <text:p>2.9</text:p>
          </table:table-cell>
          <table:table-cell office:value-type="float" office:value="6.3" table:style-name="ce6">
            <text:p>6.3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2.2000000000000002" table:style-name="ce6">
            <text:p>2.2</text:p>
          </table:table-cell>
          <table:table-cell office:value-type="float" office:value="5.8" table:style-name="ce6">
            <text:p>5.8</text:p>
          </table:table-cell>
          <table:table-cell office:value-type="float" office:value="3" table:style-name="ce6">
            <text:p>3</text:p>
          </table:table-cell>
          <table:table-cell office:value-type="float" office:value="6.5" table:style-name="ce6">
            <text:p>6.5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2.1" table:style-name="ce6">
            <text:p>2.1</text:p>
          </table:table-cell>
          <table:table-cell office:value-type="float" office:value="6.6" table:style-name="ce6">
            <text:p>6.6</text:p>
          </table:table-cell>
          <table:table-cell office:value-type="float" office:value="3" table:style-name="ce6">
            <text:p>3</text:p>
          </table:table-cell>
          <table:table-cell office:value-type="float" office:value="7.6" table:style-name="ce6">
            <text:p>7.6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7" table:style-name="ce6">
            <text:p>1.7</text:p>
          </table:table-cell>
          <table:table-cell office:value-type="float" office:value="4.5" table:style-name="ce6">
            <text:p>4.5</text:p>
          </table:table-cell>
          <table:table-cell office:value-type="float" office:value="2.5" table:style-name="ce6">
            <text:p>2.5</text:p>
          </table:table-cell>
          <table:table-cell office:value-type="float" office:value="4.9000000000000004" table:style-name="ce6">
            <text:p>4.9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8" table:style-name="ce6">
            <text:p>1.8</text:p>
          </table:table-cell>
          <table:table-cell office:value-type="float" office:value="6.3" table:style-name="ce6">
            <text:p>6.3</text:p>
          </table:table-cell>
          <table:table-cell office:value-type="float" office:value="2.9" table:style-name="ce6">
            <text:p>2.9</text:p>
          </table:table-cell>
          <table:table-cell office:value-type="float" office:value="7.3" table:style-name="ce6">
            <text:p>7.3</text:p>
          </table:table-cell>
          <table:table-cell office:value-type="string" table:style-name="ce15">
            <text:p><text:s/>Verginica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8" table:style-name="ce2">
            <text:p>1.8</text:p>
          </table:table-cell>
          <table:table-cell office:value-type="float" office:value="5.8" table:style-name="ce2">
            <text:p>5.8</text:p>
          </table:table-cell>
          <table:table-cell office:value-type="float" office:value="2.5" table:style-name="ce2">
            <text:p>2.5</text:p>
          </table:table-cell>
          <table:table-cell office:value-type="float" office:value="6.7" table:style-name="ce2">
            <text:p>6.7</text:p>
          </table:table-cell>
          <table:table-cell office:value-type="string" table:style-name="ce16">
            <text:p><text:s/>Verginica</text:p>
          </table:table-cell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=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=2</text:p>
          </table:table-cell>
          <table:table-cell table:number-columns-repeated="16382" table:style-name="ce1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Fisher_Iris_data" table:cell-range-address="Arkusz4.$H$2:Arkusz4.$K$41" table:base-cell-address="Arkusz4.$A$1"/>
        </table:named-expressions>
      </table:table>
      <table:named-expressions>
        <table:named-expression table:name="U" table:expression="of:=[.#REF!]" table:base-cell-address="Arkusz2.$A$1"/>
        <table:named-expression table:name="V" table:expression="of:=[.#REF!]" table:base-cell-address="Arkusz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Artur</meta:initial-creator>
    <dc:creator>Artur Kotwica</dc:creator>
    <meta:creation-date>2022-03-09T08:25:34Z</meta:creation-date>
    <dc:date>2022-03-17T18:00:21Z</dc:date>
    <meta:user-defined meta:name="ContentTypeId">0x0101006D6042E35EF64A4FAD38FD0ADBFADBA4</meta:user-defined>
    <meta:user-defined meta:name="Order" meta:value-type="float">500</meta:user-defined>
    <meta:user-defined meta:name="xd_Signature" meta:value-type="boolean">false</meta:user-defined>
    <meta:user-defined meta:name="xd_ProgID"/>
    <meta:user-defined meta:name="_ExtendedDescription"/>
    <meta:user-defined meta:name="TriggerFlowInfo"/>
    <meta:user-defined meta:name="_SourceUrl"/>
    <meta:user-defined meta:name="_SharedFileIndex"/>
    <meta:user-defined meta:name="ComplianceAssetId"/>
    <meta:user-defined meta:name="TemplateUrl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2.6250393700788pt" svg:width="443.2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" chart:class="chart:scatter" chart:attached-axis="primary-y" chart:style-name="G0S0">
            <chart:domain table:cell-range-address="local-table.$B$2"/>
            <chart:data-point/>
          </chart:series>
          <chart:series chart:label-cell-address="local-table.$E$1" chart:values-cell-range-address="local-table.$E$2" chart:class="chart:scatter" chart:attached-axis="primary-y" chart:style-name="G0S1">
            <chart:domain table:cell-range-address="local-table.$D$2"/>
            <chart:data-point/>
          </chart:series>
          <chart:series chart:label-cell-address="local-table.$G$1" chart:values-cell-range-address="local-table.$G$2" chart:class="chart:scatter" chart:attached-axis="primary-y" chart:style-name="G0S2">
            <chart:domain table:cell-range-address="local-table.$F$2"/>
            <chart:data-point/>
          </chart:series>
          <chart:series chart:label-cell-address="local-table.$I$1" chart:values-cell-range-address="local-table.$I$2:.$I$7" chart:class="chart:scatter" chart:attached-axis="primary-y" chart:style-name="G0S3">
            <chart:domain table:cell-range-address="local-table.$H$2:.$H$7"/>
            <chart:data-point chart:repeated="6"/>
          </chart:series>
          <chart:series chart:label-cell-address="local-table.$K$1" chart:values-cell-range-address="local-table.$K$2:.$K$7" chart:class="chart:scatter" chart:attached-axis="primary-y" chart:style-name="G0S4">
            <chart:domain table:cell-range-address="local-table.$J$2:.$J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c1</text:p>
              </table:table-cell>
              <table:table-cell/>
              <table:table-cell office:value-type="string">
                <text:p>c2</text:p>
              </table:table-cell>
              <table:table-cell/>
              <table:table-cell office:value-type="string">
                <text:p>c3</text:p>
              </table:table-cell>
              <table:table-cell/>
              <table:table-cell office:value-type="string">
                <text:p>grupa1</text:p>
              </table:table-cell>
              <table:table-cell/>
              <table:table-cell office:value-type="string">
                <text:p>grupa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.1666666666666665"/>
            <table:table-cell office:value-type="float" office:value="6.5"/>
            <table:table-cell office:value-type="float" office:value="2.7142857142857144"/>
            <table:table-cell office:value-type="float" office:value="31.857142857142858"/>
            <table:table-cell office:value-type="float" office:value="10.5"/>
            <table:table-cell office:value-type="float" office:value="23.5"/>
            <table:table-cell office:value-type="float" office:value="3"/>
            <table:table-cell office:value-type="float" office:value="12"/>
            <table:table-cell office:value-type="float" office:value="5"/>
            <table:table-cell office:value-type="float" office:value="23"/>
          </table:table-row>
          <table:table-row>
            <table:table-cell office:value-type="string">
              <text:p>2</text:p>
            </table:table-cell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 office:value-type="float" office:value="5"/>
            <table:table-cell office:value-type="float" office:value="2"/>
            <table:table-cell office:value-type="float" office:value="34"/>
          </table:table-row>
          <table:table-row>
            <table:table-cell office:value-type="string">
              <text:p>3</text:p>
            </table:table-cell>
            <table:table-cell/>
            <table:table-cell/>
            <table:table-cell/>
            <table:table-cell/>
            <table:table-cell/>
            <table:table-cell/>
            <table:table-cell office:value-type="float" office:value="3"/>
            <table:table-cell office:value-type="float" office:value="4"/>
            <table:table-cell office:value-type="float" office:value="2"/>
            <table:table-cell office:value-type="float" office:value="40"/>
          </table:table-row>
          <table:table-row>
            <table:table-cell office:value-type="string">
              <text:p>4</text:p>
            </table:table-cell>
            <table:table-cell/>
            <table:table-cell/>
            <table:table-cell/>
            <table:table-cell/>
            <table:table-cell/>
            <table:table-cell/>
            <table:table-cell office:value-type="float" office:value="4"/>
            <table:table-cell office:value-type="float" office:value="2"/>
            <table:table-cell office:value-type="float" office:value="1"/>
            <table:table-cell office:value-type="float" office:value="40"/>
          </table:table-row>
          <table:table-row>
            <table:table-cell office:value-type="string">
              <text:p>5</text:p>
            </table:table-cell>
            <table:table-cell/>
            <table:table-cell/>
            <table:table-cell/>
            <table:table-cell/>
            <table:table-cell/>
            <table:table-cell/>
            <table:table-cell office:value-type="float" office:value="2"/>
            <table:table-cell office:value-type="float" office:value="4"/>
            <table:table-cell office:value-type="float" office:value="3"/>
            <table:table-cell office:value-type="float" office:value="40"/>
          </table:table-row>
          <table:table-row>
            <table:table-cell office:value-type="string">
              <text:p>6</text:p>
            </table:table-cell>
            <table:table-cell/>
            <table:table-cell/>
            <table:table-cell/>
            <table:table-cell/>
            <table:table-cell/>
            <table:table-cell/>
            <table:table-cell office:value-type="float" office:value="6"/>
            <table:table-cell office:value-type="float" office:value="12"/>
            <table:table-cell office:value-type="float" office:value="3"/>
            <table:table-cell office:value-type="float" office:value="2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